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2.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2.00pt" fo:font-weight="bold" fo:font-family="'Liberation Serif'" style:font-family-asian="'Liberation Serif'" style:font-family-complex="'Liberation Serif'"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Liberation Serif'" style:font-family-asian="'Liberation Serif'" style:font-family-complex="'Liberation Serif'"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Liberation Serif'" style:font-family-asian="'Liberation Serif'" style:font-family-complex="'Liberation Serif'"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bold" fo:font-family="'Liberation Serif'" style:font-family-asian="'Liberation Serif'" style:font-family-complex="'Liberation Serif'"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style:use-window-font-color="true"/>
    </style:style>
    <style:style style:name="T52" style:family="text">
      <style:text-properties fo:font-size="12.00pt" fo:font-weight="bold" fo:font-family="'Liberation Serif'" style:font-family-asian="'Liberation Serif'" style:font-family-complex="'Liberation Serif'"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Liberation Mono'" style:font-family-asian="'Liberation Mono'" style:font-family-complex="'Liberation Mono'"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Liberation Mono'" style:font-family-asian="'Liberation Mono'" style:font-family-complex="'Liberation Mono'"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Liberation Mono'" style:font-family-asian="'Liberation Mono'" style:font-family-complex="'Liberation Mono'"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Liberation Mono'" style:font-family-asian="'Liberation Mono'" style:font-family-complex="'Liberation Mono'" fo:background-color="transparent" style:use-window-font-color="true"/>
    </style:style>
    <style:style style:name="T61" style:family="text">
      <style:text-properties fo:font-size="11.00pt" style:text-position="sub" fo:font-weight="normal" fo:font-family="'Liberation Mono'" style:font-family-asian="'Liberation Mono'" style:font-family-complex="'Liberation Mono'" fo:background-color="transparent" style:use-window-font-color="true"/>
    </style:style>
    <style:style style:name="T62" style:family="text">
      <style:text-properties fo:font-size="11.00pt" fo:font-weight="normal" fo:font-family="'Liberation Mono'" style:font-family-asian="'Liberation Mono'" style:font-family-complex="'Liberation Mono'"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Liberation Mono'" style:font-family-asian="'Liberation Mono'" style:font-family-complex="'Liberation Mono'"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Liberation Mono'" style:font-family-asian="'Liberation Mono'" style:font-family-complex="'Liberation Mono'"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20.00%" fo:text-align="left" fo:margin-bottom="7.00pt"/>
    </style:style>
    <style:style style:name="P2" style:family="paragraph">
      <style:paragraph-properties fo:line-height="120.00%" fo:text-align="left" fo:margin-bottom="7.00pt"/>
    </style:style>
    <text:list-style style:name="L3">
      <text:list-level-style-bullet text:level="1" text:bullet-char="•">
        <style:list-level-properties text:space-before="21.20pt" text:min-label-width="14.15pt"/>
        <style:text-properties fo:font-family="Symbol"/>
      </text:list-level-style-bullet>
    </text:list-style>
    <style:style style:name="P3" style:family="paragraph">
      <style:paragraph-properties fo:line-height="120.00%" fo:text-align="left"/>
    </style:style>
    <style:style style:name="P4" style:family="paragraph">
      <style:paragraph-properties fo:line-height="120.00%" fo:text-align="left" fo:margin-bottom="7.00pt"/>
    </style:style>
    <style:style style:name="P5" style:family="paragraph">
      <style:paragraph-properties fo:line-height="120.00%" fo:text-align="left" fo:margin-bottom="7.00pt"/>
    </style:style>
    <style:style style:name="P6" style:family="paragraph">
      <style:paragraph-properties fo:line-height="100.00%" fo:text-align="left" fo:margin-left="1.40pt" fo:text-indent="-1.40pt">
        <style:tab-stops>
          <style:tab-stop style:position="219.55pt"/>
          <style:tab-stop style:position="3288.25pt" style:type="center"/>
        </style:tab-stops>
      </style:paragraph-properties>
    </style:style>
    <style:style style:name="P7" style:family="paragraph">
      <style:paragraph-properties fo:line-height="100.00%" fo:text-align="center"/>
    </style:style>
    <style:style style:name="P8" style:family="paragraph">
      <style:paragraph-properties fo:line-height="100.00%" fo:text-align="left" fo:margin-left="1.40pt" fo:text-indent="-1.40pt">
        <style:tab-stops>
          <style:tab-stop style:position="219.55pt"/>
          <style:tab-stop style:position="3288.25pt" style:type="center"/>
        </style:tab-stops>
      </style:paragraph-properties>
    </style:style>
    <style:style style:name="P9" style:family="paragraph">
      <style:paragraph-properties fo:line-height="100.00%" fo:text-align="left" fo:margin-left="1.40pt" fo:text-indent="-1.40pt">
        <style:tab-stops>
          <style:tab-stop style:position="219.55pt"/>
          <style:tab-stop style:position="3288.25pt" style:type="center"/>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1.40pt" fo:text-indent="-1.40pt">
        <style:tab-stops>
          <style:tab-stop style:position="219.55pt"/>
          <style:tab-stop style:position="3288.25pt" style:type="center"/>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1.40pt" fo:text-indent="-1.40pt">
        <style:tab-stops>
          <style:tab-stop style:position="219.55pt"/>
          <style:tab-stop style:position="3288.25pt" style:type="center"/>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1.40pt" fo:text-indent="-1.40pt">
        <style:tab-stops>
          <style:tab-stop style:position="219.55pt"/>
          <style:tab-stop style:position="3288.25pt" style:type="center"/>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1.40pt" fo:text-indent="-1.40pt">
        <style:tab-stops>
          <style:tab-stop style:position="219.55pt"/>
          <style:tab-stop style:position="3288.25pt" style:type="center"/>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1.40pt" fo:text-indent="-1.40pt">
        <style:tab-stops>
          <style:tab-stop style:position="219.55pt"/>
          <style:tab-stop style:position="3288.25pt" style:type="center"/>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1.40pt" fo:text-indent="-1.40pt">
        <style:tab-stops>
          <style:tab-stop style:position="219.55pt"/>
          <style:tab-stop style:position="3288.25pt" style:type="center"/>
        </style:tab-stops>
      </style:paragraph-properties>
    </style:style>
    <style:style style:name="P22" style:family="paragraph">
      <style:paragraph-properties fo:line-height="100.00%" fo:text-align="left"/>
    </style:style>
    <style:style style:name="P23" style:family="paragraph">
      <style:paragraph-properties fo:line-height="100.00%" fo:text-align="left" fo:margin-left="1.40pt" fo:text-indent="-1.40pt">
        <style:tab-stops>
          <style:tab-stop style:position="219.55pt"/>
          <style:tab-stop style:position="3288.25pt" style:type="center"/>
        </style:tab-stops>
      </style:paragraph-properties>
    </style:style>
    <style:style style:name="P24" style:family="paragraph">
      <style:paragraph-properties fo:line-height="120.00%" fo:text-align="left" fo:margin-bottom="7.00pt"/>
    </style:style>
    <style:style style:name="P25" style:family="paragraph">
      <style:paragraph-properties fo:line-height="120.00%" fo:text-align="left" fo:margin-bottom="7.00pt"/>
    </style:style>
    <style:style style:name="P26" style:family="paragraph">
      <style:paragraph-properties fo:line-height="100.00%" fo:text-align="left"/>
    </style:style>
    <style:style style:name="P27" style:family="paragraph">
      <style:paragraph-properties fo:line-height="100.00%" fo:text-align="left" fo:margin-bottom="14.15pt"/>
    </style:style>
    <style:style style:name="P28" style:family="paragraph">
      <style:paragraph-properties fo:line-height="100.00%" fo:text-align="left"/>
    </style:style>
    <style:style style:name="TableColumn0100" style:family="table-column">
      <style:table-column-properties style:column-width="3.068750in"/>
    </style:style>
    <style:style style:name="TableColumn0101" style:family="table-column">
      <style:table-column-properties style:column-width="3.856250in"/>
    </style:style>
    <style:style style:name="Table01" style:family="table">
      <style:table-properties style:width="6.925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office:automatic-styles>
  <office:body>
    <office:text>
      <text:p text:style-name="P1"><text:span text:style-name="T1">Prerequisite –<text:s/></text:span><text:a xlink:href="https://www.geeksforgeeks.org/computer-organization-hardwired-vs-micro-programmed-control-unit/"><text:span text:style-name="T3">Hardwired v/s Micro-programmed Control Unit</text:span></text:a><text:span text:style-name="T4"><text:line-break/>Basically,<text:s/></text:span><text:span text:style-name="T5">control unit (CU)</text:span><text:span text:style-name="T6"><text:s/>is the engine that runs the entire functions of a computer with the help of control signals in the proper sequence. In the<text:s/></text:span><text:span text:style-name="T7">micro-programmed</text:span><text:span text:style-name="T8"><text:s/>control unit approach, the control signals that are associated with the operations are stored in special memory units. It is convenient to think of sets of control signals that cause specific micro-operations to occur as being “microinstructions”. The sequences of microinstructions could be stored in an internal “</text:span><text:span text:style-name="T9">control</text:span><text:span text:style-name="T10">” memory.</text:span></text:p>
      <text:p text:style-name="P2"><text:span text:style-name="T10">Micro-programmed control unit can be classified into two types based on the type of Control Word stored in the Control Memory, viz., Horizontal micro-programmed control unit and Vertical micro-programmed control unit. </text:span></text:p>
      <text:list text:style-name="L3">
        <text:list-item>
          <text:p text:style-name="P3"><text:span text:style-name="T10">In<text:s/></text:span><text:span text:style-name="T11">Horizontal micro-programmed</text:span><text:span text:style-name="T12"><text:s/>control unit, the control signals are represented in the decoded binary format, i.e., 1 bit/CS. Here ‘n’ control signals require n bit encoding. On the other hand. </text:span></text:p>
        </text:list-item>
        <text:list-item>
          <text:p text:style-name="P4"><text:span text:style-name="T12">In<text:s/></text:span><text:span text:style-name="T13">Vertical micro-programmed</text:span><text:span text:style-name="T14"><text:s/>control unit, the control signals are represented in the encoded binary format. Here ‘n’ control signals require log</text:span><text:span text:style-name="T15">2</text:span><text:span text:style-name="T16">n bit encoding. </text:span></text:p>
        </text:list-item>
      </text:list>
      <text:p text:style-name="P5"><text:span text:style-name="T16">Comparison between Horizontal micro-programmed control unit and Vertical micro-programmed control unit:</text:span></text:p>
      <table:table table:style-name="Table01">
        <table:table-column table:style-name="TableColumn0100"/>
        <table:table-column table:style-name="TableColumn0101"/>
        <table:table-row table:style-name="TableRow0100">
          <table:table-cell table:style-name="TableCell010000">
            <text:p text:style-name="P7"><text:span text:style-name="T18">Horizontal µ-programmed CU</text:span><text:span text:style-name="T19"/></text:p>
          </table:table-cell>
          <table:table-cell table:style-name="TableCell010001">
            <text:p text:style-name="P7"><text:span text:style-name="T20">Vertical µ-programmed CU</text:span><text:span text:style-name="T21"/></text:p>
          </table:table-cell>
        </table:table-row>
        <table:table-row table:style-name="TableRow0101">
          <table:table-cell table:style-name="TableCell010100">
            <text:p text:style-name="P10"><text:span text:style-name="T22">It supports longer control word.</text:span><text:span text:style-name="T23"/></text:p>
          </table:table-cell>
          <table:table-cell table:style-name="TableCell010101">
            <text:p text:style-name="P10"><text:span text:style-name="T24">It supports shorter control word.</text:span><text:span text:style-name="T25"/></text:p>
          </table:table-cell>
        </table:table-row>
        <table:table-row table:style-name="TableRow0102">
          <table:table-cell table:style-name="TableCell010200">
            <text:p text:style-name="P12"><text:span text:style-name="T26">It allows higher degree of parallelism. If degree is n, then n Control Signals are enabled at a time.</text:span><text:span text:style-name="T27"/></text:p>
          </table:table-cell>
          <table:table-cell table:style-name="TableCell010201">
            <text:p text:style-name="P12"><text:span text:style-name="T28">It allows low degree of parallelism i.e., degree of parallelism is either 0 or 1.</text:span><text:span text:style-name="T29"/></text:p>
          </table:table-cell>
        </table:table-row>
        <table:table-row table:style-name="TableRow0103">
          <table:table-cell table:style-name="TableCell010300">
            <text:p text:style-name="P14"><text:span text:style-name="T30">No additional hardware is required.</text:span><text:span text:style-name="T31"/></text:p>
          </table:table-cell>
          <table:table-cell table:style-name="TableCell010301">
            <text:p text:style-name="P14"><text:span text:style-name="T32">Additional hardware in the form of decoders are required to generate control signals.</text:span><text:span text:style-name="T33"/></text:p>
          </table:table-cell>
        </table:table-row>
        <table:table-row table:style-name="TableRow0104">
          <table:table-cell table:style-name="TableCell010400">
            <text:p text:style-name="P16"><text:span text:style-name="T34">It is faster than Vertical micro-programmed control unit.</text:span><text:span text:style-name="T35"/></text:p>
          </table:table-cell>
          <table:table-cell table:style-name="TableCell010401">
            <text:p text:style-name="P16"><text:span text:style-name="T36">it is slower than Horizontal micro-programmed control unit.</text:span><text:span text:style-name="T37"/></text:p>
          </table:table-cell>
        </table:table-row>
        <table:table-row table:style-name="TableRow0105">
          <table:table-cell table:style-name="TableCell010500">
            <text:p text:style-name="P18"><text:span text:style-name="T38">It is less flexible than Vertical micro-programmed control unit.</text:span><text:span text:style-name="T39"/></text:p>
          </table:table-cell>
          <table:table-cell table:style-name="TableCell010501">
            <text:p text:style-name="P18"><text:span text:style-name="T40">It is more flexible than Horizontal micro-programmed control unit.</text:span><text:span text:style-name="T41"/></text:p>
          </table:table-cell>
        </table:table-row>
        <table:table-row table:style-name="TableRow0106">
          <table:table-cell table:style-name="TableCell010600">
            <text:p text:style-name="P20"><text:span text:style-name="T42">Horizontal micro-programmed control unit uses horizontal microinstruction, where every bit in the control field attaches to a control line.</text:span><text:span text:style-name="T43"/></text:p>
          </table:table-cell>
          <table:table-cell table:style-name="TableCell010601">
            <text:p text:style-name="P20"><text:span text:style-name="T44">Vertical micro-programmed control unit uses vertical microinstruction, where a code is used for each action to be performedand thedecoder translates this code into individual control signals.</text:span><text:span text:style-name="T45"/></text:p>
          </table:table-cell>
        </table:table-row>
        <table:table-row table:style-name="TableRow0107">
          <table:table-cell table:style-name="TableCell010700">
            <text:p text:style-name="P22"><text:span text:style-name="T46">Horizontal micro-programmed control unit makes less use of ROM encoding than vertical micro-programmed control unit.</text:span><text:span text:style-name="T47"/></text:p>
          </table:table-cell>
          <table:table-cell table:style-name="TableCell010701">
            <text:p text:style-name="P22"><text:span text:style-name="T48">Vertical micro-programmed control unit makes more use of ROM encoding to reduce the length of the control word.</text:span><text:span text:style-name="T49"/></text:p>
          </table:table-cell>
        </table:table-row>
      </table:table>
      <text:p text:style-name="P24"><text:span text:style-name="T50">Example:<text:s/></text:span><text:span text:style-name="T51">Consider a hypothetical Control Unit which supports 4 k words. The Hardware contains 64 control signals and 16 Flags. What is the size of control word used in bits and control memory in byte using:<text:line-break/>a) Horizontal Programming<text:line-break/>b) Vertical programming </text:span></text:p>
      <text:p text:style-name="P25"><text:span text:style-name="T52">Solution: </text:span></text:p>
      <text:p text:style-name="P25"><draw:frame text:anchor-type="as-char" svg:width="138.11mm" svg:height="68.53mm" style:rel-width="scale" style:rel-height="scale"><draw:object-ole xlink:href="OleObj1"/><draw:image xlink:href="ObjectReplacements/OleObj1"/></draw:frame><text:span text:style-name="T53"/></text:p>
      <text:p text:style-name="P26"><text:span text:style-name="T54">a)For Horizontal </text:span></text:p>
      <text:p text:style-name="P26"><text:span text:style-name="T55"/></text:p>
      <text:p text:style-name="P26"><text:span text:style-name="T56">64 bits for 64 signals</text:span></text:p>
      <text:p text:style-name="P26"><text:span text:style-name="T56">Control Word Size = 4 + 64 + 12 = 80 bits</text:span></text:p>
      <text:p text:style-name="P26"><text:span text:style-name="T57"/></text:p>
      <text:p text:style-name="P26"><text:span text:style-name="T58">Control Memory = 4 kW = ( (4* 80) / 8 ) = 40 kByte</text:span></text:p>
      <text:p text:style-name="P26"><text:span text:style-name="T59"/></text:p>
      <text:p text:style-name="P26"><text:span text:style-name="T59"/></text:p>
      <text:p text:style-name="P26"><text:span text:style-name="T60">a)For Vertical</text:span></text:p>
      <text:p text:style-name="P26"><text:span text:style-name="T60">6 bits for 64 signals i.e log</text:span><text:span text:style-name="T61">2</text:span><text:span text:style-name="T62">64</text:span></text:p>
      <text:p text:style-name="P26"><text:span text:style-name="T63"/></text:p>
      <text:p text:style-name="P26"><text:span text:style-name="T64">Control Word Size = 4 + 6 + 12 = 22 bits</text:span></text:p>
      <text:p text:style-name="P26"><text:span text:style-name="T65"/></text:p>
      <text:p text:style-name="P27"><text:span text:style-name="T66">Control Memory = 4 kW = ( (4* 22) / 8 ) = 11 kByte</text:span></text:p>
      <text:p text:style-name="P28"><text:span text:style-name="T6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